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25.962cm" svg:height="22.5cm" svg:x="1.038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48:54.178565347</dc:date>
    <meta:editing-cycles>28</meta:editing-cycles>
    <meta:editing-duration>PT1H24M3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63cm" svg:height="22.501cm" xlink:href="." xlink:type="simple" chart:class="chart:scatter" chart:style-name="ch1">
        <chart:plot-area chart:style-name="ch2" chart:data-source-has-labels="both" svg:x="0.519cm" svg:y="2.119cm" svg:width="23.224cm" svg:height="19.932cm">
          <chartooo:coordinate-region svg:x="0.744cm" svg:y="2.398cm" svg:width="22.852cm" svg:height="19.37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11.607cm" svg:y="0.451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24.263cm" svg:y="11.476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-3.53553390593274">
                <text:p>-3.53553390593274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2.12132034355964">
                <text:p>-2.12132034355964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4">
                <text:p>-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3553390593274">
                <text:p>-3.53553390593274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